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4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1.05cm" fo:min-width="3.8cm" draw:shadow-opacity="3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1.05cm" fo:min-width="3.8cm" draw:shadow-opacity="3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cm" fo:min-width="0.1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729fcf" draw:opacity="30%"/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729fcf" draw:opacity="30%"/>
      <style:paragraph-properties fo:text-align="center" style:writing-mode="lr-tb"/>
    </style:style>
    <style:style style:name="P10" style:family="paragraph">
      <style:text-properties fo:font-size="24pt" style:font-size-asian="18pt" style:font-size-complex="18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cm" svg:height="1.673cm" svg:x="13.5cm" svg:y="9.3cm">
          <draw:text-box>
            <text:p text:style-name="P1">Input </text:p>
            <text:p text:style-name="P1"><text:span text:style-name="T1"><text:s/></text:span><text:span text:style-name="T1">X </text:span></text:p>
          </draw:text-box>
        </draw:frame>
        <draw:line draw:style-name="gr2" draw:text-style-name="P3" draw:layer="layout" svg:x1="14.5cm" svg:y1="10.9cm" svg:x2="14.5cm" svg:y2="11.9cm">
          <text:p/>
        </draw:line>
        <draw:frame draw:style-name="gr3" draw:text-style-name="P4" draw:layer="layout" svg:width="1.874cm" svg:height="0.962cm" svg:x="13.6cm" svg:y="12cm">
          <draw:text-box>
            <text:p>layer</text:p>
          </draw:text-box>
        </draw:frame>
        <draw:custom-shape draw:style-name="gr4" draw:text-style-name="P5" draw:layer="layout" svg:width="4.3cm" svg:height="1.3cm" svg:x="12.3cm" svg:y="11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74cm" svg:height="0.962cm" svg:x="13.6cm" svg:y="14.5cm">
          <draw:text-box>
            <text:p>layer</text:p>
          </draw:text-box>
        </draw:frame>
        <draw:custom-shape draw:style-name="gr4" draw:text-style-name="P5" draw:layer="layout" svg:width="4.3cm" svg:height="1.3cm" svg:x="12.3cm" svg:y="14.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5cm" svg:y1="13.3cm" svg:x2="14.5cm" svg:y2="14.3cm">
          <text:p/>
        </draw:line>
        <draw:custom-shape draw:style-name="gr4" draw:text-style-name="P5" draw:layer="layout" svg:width="4.3cm" svg:height="1.3cm" svg:x="12.3cm" svg:y="16.9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5cm" svg:y1="15.7cm" svg:x2="14.5cm" svg:y2="16.7cm">
          <text:p/>
        </draw:line>
        <draw:frame draw:style-name="gr5" draw:text-style-name="P4" draw:layer="layout" svg:width="3.563cm" svg:height="0.962cm" svg:x="13cm" svg:y="17.1cm">
          <draw:text-box>
            <text:p>predictor</text:p>
          </draw:text-box>
        </draw:frame>
        <draw:line draw:style-name="gr2" draw:text-style-name="P3" draw:layer="layout" svg:x1="14.5cm" svg:y1="18.2cm" svg:x2="14.5cm" svg:y2="19.2cm">
          <text:p/>
        </draw:line>
        <draw:frame draw:style-name="gr6" draw:text-style-name="P2" draw:layer="layout" svg:width="2.7cm" svg:height="1.899cm" svg:x="13.2cm" svg:y="19.201cm">
          <draw:text-box>
            <text:p text:style-name="P1">Output </text:p>
            <text:p text:style-name="P1"><text:span text:style-name="T1">Ŷ</text:span></text:p>
          </draw:text-box>
        </draw:frame>
        <draw:frame draw:style-name="gr7" draw:text-style-name="P2" draw:layer="layout" svg:width="2.7cm" svg:height="2.384cm" svg:x="16cm" svg:y="18.502cm">
          <draw:text-box>
            <text:p text:style-name="P1">True targets </text:p>
            <text:p text:style-name="P1"><text:span text:style-name="T1">Y</text:span></text:p>
          </draw:text-box>
        </draw:frame>
        <draw:custom-shape draw:style-name="gr4" draw:text-style-name="P5" draw:layer="layout" svg:width="4.3cm" svg:height="1.3cm" svg:x="14cm" svg:y="20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236cm" svg:height="0.962cm" svg:x="14cm" svg:y="21cm">
          <draw:text-box>
            <text:p>Loss function</text:p>
          </draw:text-box>
        </draw:frame>
        <draw:line draw:style-name="gr9" draw:text-style-name="P3" draw:layer="layout" svg:x1="14cm" svg:y1="21.4cm" svg:x2="9.7cm" svg:y2="21.4cm">
          <text:p/>
        </draw:line>
        <draw:line draw:style-name="gr2" draw:text-style-name="P3" draw:layer="layout" svg:x1="9.7cm" svg:y1="21.4cm" svg:x2="9.7cm" svg:y2="19.7cm">
          <text:p/>
        </draw:line>
        <draw:frame draw:style-name="gr10" draw:text-style-name="P4" draw:layer="layout" svg:width="3.072cm" svg:height="0.962cm" svg:x="8.2cm" svg:y="18.5cm">
          <draw:text-box>
            <text:p>optimizer</text:p>
          </draw:text-box>
        </draw:frame>
        <draw:frame draw:style-name="gr11" draw:text-style-name="P4" draw:layer="layout" svg:width="1.628cm" svg:height="0.962cm" svg:x="9.9cm" svg:y="20.5cm">
          <draw:text-box>
            <text:p>loss</text:p>
          </draw:text-box>
        </draw:frame>
        <draw:custom-shape draw:style-name="gr4" draw:text-style-name="P5" draw:layer="layout" svg:width="4.3cm" svg:height="1.3cm" svg:x="7.5cm" svg:y="18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cm" svg:y1="20cm" svg:x2="14.9cm" svg:y2="20.9cm">
          <text:p/>
        </draw:line>
        <draw:line draw:style-name="gr2" draw:text-style-name="P3" draw:layer="layout" svg:x1="16.8cm" svg:y1="20cm" svg:x2="16.8cm" svg:y2="20.9cm">
          <text:p/>
        </draw:line>
        <draw:line draw:style-name="gr9" draw:text-style-name="P3" draw:layer="layout" svg:x1="9.7cm" svg:y1="18.3cm" svg:x2="9.7cm" svg:y2="12.5cm">
          <text:p/>
        </draw:line>
        <draw:line draw:style-name="gr2" draw:text-style-name="P3" draw:layer="layout" svg:x1="9.7cm" svg:y1="12.5cm" svg:x2="12.3cm" svg:y2="12.5cm">
          <text:p/>
        </draw:line>
        <draw:line draw:style-name="gr2" draw:text-style-name="P3" draw:layer="layout" svg:x1="9.7cm" svg:y1="15.1cm" svg:x2="12.3cm" svg:y2="15.1cm">
          <text:p/>
        </draw:line>
        <draw:frame draw:style-name="gr12" draw:text-style-name="P4" draw:layer="layout" svg:width="2.462cm" svg:height="1.673cm" svg:x="9.5cm" svg:y="14.2cm">
          <draw:text-box>
            <text:p>Weight</text:p>
            <text:p>update</text:p>
          </draw:text-box>
        </draw:frame>
        <draw:frame draw:style-name="gr13" draw:text-style-name="P7" draw:layer="layout" svg:width="1.3cm" svg:height="0.999cm" svg:x="2.1cm" svg:y="11.601cm">
          <draw:text-box>
            <text:p text:style-name="P6"><text:s/><text:span text:style-name="T2">X </text:span></text:p>
          </draw:text-box>
        </draw:frame>
        <draw:frame draw:style-name="gr14" draw:text-style-name="P7" draw:layer="layout" svg:width="1.1cm" svg:height="0.962cm" svg:x="4.2cm" svg:y="11.602cm">
          <draw:text-box>
            <text:p text:style-name="P6"><text:s/><text:span text:style-name="T2">Y </text:span></text:p>
          </draw:text-box>
        </draw:frame>
        <draw:custom-shape draw:style-name="gr15" draw:text-style-name="P9" draw:layer="layout" svg:width="4.3cm" svg:height="1.3cm" svg:x="1.7cm" svg:y="13.5cm">
          <text:p text:style-name="P8">Deep Learning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8cm" svg:y1="12.6cm" svg:x2="2.8cm" svg:y2="13.5cm">
          <text:p/>
        </draw:line>
        <draw:line draw:style-name="gr2" draw:text-style-name="P3" draw:layer="layout" svg:x1="4.8cm" svg:y1="12.6cm" svg:x2="4.8cm" svg:y2="13.5cm">
          <text:p/>
        </draw:line>
        <draw:line draw:style-name="gr2" draw:text-style-name="P3" draw:layer="layout" svg:x1="3.9cm" svg:y1="14.8cm" svg:x2="3.9cm" svg:y2="15.7cm">
          <text:p/>
        </draw:line>
        <draw:frame draw:style-name="gr16" draw:text-style-name="P4" draw:layer="layout" svg:width="4.867cm" svg:height="0.962cm" svg:x="1.6cm" svg:y="15.9cm">
          <draw:text-box>
            <text:p>Neural Network</text:p>
          </draw:text-box>
        </draw:frame>
        <draw:custom-shape draw:style-name="gr17" draw:text-style-name="P1" draw:layer="layout" svg:width="0.9cm" svg:height="0.7cm" svg:x="6.4cm" svg:y="1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3" draw:layer="layout" svg:x1="9.7cm" svg:y1="17.5cm" svg:x2="12.3cm" svg:y2="17.5cm">
          <text:p/>
        </draw:line>
        <draw:frame draw:style-name="gr18" draw:text-style-name="P11" draw:layer="layout" svg:width="1.586cm" svg:height="1.195cm" draw:transform="rotate (-1.55857902203094) translate (15.88cm 12.997cm)">
          <draw:text-box>
            <text:p text:style-name="P10">…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1:38:53.459042420</meta:creation-date>
    <dc:date>2021-07-08T17:23:19.513901605</dc:date>
    <meta:editing-duration>PT17M50S</meta:editing-duration>
    <meta:editing-cycles>5</meta:editing-cycles>
    <meta:generator>LibreOffice/6.4.7.2$Linux_X86_64 LibreOffice_project/40$Build-2</meta:generator>
    <meta:document-statistic meta:object-count="36"/>
  </office:meta>
</office:document-meta>
</file>